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fo:margin-top="0in" fo:margin-bottom="0in" table:align="left" style:writing-mode="lr-tb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paragraph-properties fo:text-align="center" style:justify-single-word="false"/>
      <style:text-properties officeooo:rsid="001f6659" officeooo:paragraph-rsid="001f6659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/></text:p>
      <text:p text:style-name="P3"><text:span text:style-name="T2">No add hiisn ni</text:span></text:p>
      <text:p text:style-name="P1"><text:span text:style-name="T2">ШААРДАХ ХУУДАС ....................</text:span></text:p>
      <text:p text:style-name="P1"><text:span text:style-name="T3">ene heseg updat Git ddd</text:span><text:span text:style-name="T2"> </text:span></text:p>
      <text:p text:style-name="P1"><text:span text:style-name="T2">эн юу вэ монголор би </text:span></text:p>
      <text:p text:style-name="P1"><text:span text:style-name="T2">tegj bologvi bnaaa sorry</text:span></text:p>
      <text:p text:style-name="Standard"><text:span text:style-name="T1">Захийлгат ажлын нэр: ........................................<text:tab/><text:tab/><text:tab/><text:tab/>20... оны <text:s/>... сарын ... өдөр</text:span></text:p>
      <text:p text:style-name="Standard"><text:span text:style-name="T1">Ажилтаны нэр: ....................................................</text:span></text:p>
      <text:p text:style-name="Standard"><text:span text:style-name="T1">Хэвлэх тоо, ширхэг: ...........................................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">Материалын нэр</text:span></text:p>
          </table:table-cell>
          <table:table-cell table:style-name="Table1.A1" office:value-type="string">
            <text:p text:style-name="P6"><text:span text:style-name="T1">Зөвшөөрсөн тоо</text:span></text:p>
          </table:table-cell>
          <table:table-cell table:style-name="Table1.A1" office:value-type="string">
            <text:p text:style-name="P6"><text:span text:style-name="T1">Олгосон тоо</text:span></text:p>
          </table:table-cell>
          <table:table-cell table:style-name="Table1.A1" office:value-type="string">
            <text:p text:style-name="P6"><text:span text:style-name="T1">Тайлбар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p text:style-name="P2"/>
      <text:p text:style-name="Standard"><text:span text:style-name="T1">Олгохыг зөвшөөрсөн: ................................................</text:span></text:p>
      <text:p text:style-name="Standard"><text:span text:style-name="T1">Шаардах бичсэн: .......................................................</text:span></text:p>
      <text:p text:style-name="Standard"><text:span text:style-name="T1">Олгосон нярав: ...........................................</text:span></text:p>
      <text:p text:style-name="P2"/>
      <text:p text:style-name="Standard"><text:span text:style-name="T1">uuurch</text:span></text:p>
      <text:p text:style-name="Standard"><text:span text:style-name="T1">Өбы</text:span></text:p>
      <text:p text:style-name="P2"/>
      <text:p text:style-name="Standard"><text:span text:style-name="T1">Маш сайн байна</text:span></text:p>
      <text:p text:style-name="Standard"><text:bookmark text:name="_GoBack"/><text:span text:style-name="T1">thanks</text:span></text:p>
      <text:p text:style-name="Standard"/>
      <text:p text:style-name="Standard"><text:span text:style-name="T1">Шардлагатай өөрчлөлт boljih</text:span></text:p>
      <text:p text:style-name="Standard">Ene uurchlult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4:31:00</meta:creation-date>
    <meta:initial-creator>andpublishing-1</meta:initial-creator>
    <dc:language>en-US</dc:language>
    <dc:date>2020-02-20T14:44:42.368097245</dc:date>
    <meta:editing-cycles>8</meta:editing-cycles>
    <meta:editing-duration>PT7M25S</meta:editing-duration>
    <meta:generator>LibreOffice/6.0.7.3$Linux_X86_64 LibreOffice_project/00m0$Build-3</meta:generator>
    <meta:document-statistic meta:table-count="1" meta:image-count="0" meta:object-count="0" meta:page-count="1" meta:paragraph-count="21" meta:word-count="65" meta:character-count="656" meta:non-whitespace-character-count="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